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rsid="0108aa6d" officeooo:paragraph-rsid="0105f6cf"/>
    </style:style>
    <style:style style:name="P33" style:family="paragraph" style:parent-style-name="Text_20_body">
      <style:text-properties officeooo:paragraph-rsid="0105f6cf"/>
    </style:style>
    <style:style style:name="P34" style:family="paragraph" style:parent-style-name="Text_20_body">
      <style:text-properties officeooo:rsid="012031d7" officeooo:paragraph-rsid="012031d7"/>
    </style:style>
    <style:style style:name="P35" style:family="paragraph" style:parent-style-name="Text_20_body">
      <style:text-properties officeooo:rsid="012031d7" officeooo:paragraph-rsid="01386f82"/>
    </style:style>
    <style:style style:name="P36" style:family="paragraph" style:parent-style-name="Text_20_body">
      <style:text-properties officeooo:rsid="013a67ae" officeooo:paragraph-rsid="013a67ae"/>
    </style:style>
    <style:style style:name="P37" style:family="paragraph" style:parent-style-name="Text_20_body">
      <style:text-properties officeooo:rsid="013a67ae" officeooo:paragraph-rsid="0148f36c"/>
    </style:style>
    <style:style style:name="P38" style:family="paragraph" style:parent-style-name="Text_20_body">
      <style:text-properties officeooo:rsid="01609f1a" officeooo:paragraph-rsid="01609f1a"/>
    </style:style>
    <style:style style:name="P39" style:family="paragraph" style:parent-style-name="Text_20_body">
      <style:text-properties officeooo:rsid="01672c55" officeooo:paragraph-rsid="01672c55"/>
    </style:style>
    <style:style style:name="P40" style:family="paragraph" style:parent-style-name="Text_20_body">
      <style:text-properties officeooo:rsid="0175388b" officeooo:paragraph-rsid="0175388b"/>
    </style:style>
    <style:style style:name="P41" style:family="paragraph" style:parent-style-name="Title">
      <style:text-properties officeooo:rsid="01720e6f" officeooo:paragraph-rsid="01720e6f"/>
    </style:style>
    <style:style style:name="P42" style:family="paragraph" style:parent-style-name="Text_20_body" style:list-style-name="L1">
      <style:text-properties officeooo:rsid="004628fa" officeooo:paragraph-rsid="004628fa"/>
    </style:style>
    <style:style style:name="P43" style:family="paragraph" style:parent-style-name="Text_20_body" style:list-style-name="L1">
      <style:text-properties officeooo:rsid="0046f339" officeooo:paragraph-rsid="0046f339"/>
    </style:style>
    <style:style style:name="P44" style:family="paragraph" style:parent-style-name="Text_20_body" style:list-style-name="L1">
      <style:text-properties officeooo:rsid="004864d2" officeooo:paragraph-rsid="004864d2"/>
    </style:style>
    <style:style style:name="P45" style:family="paragraph" style:parent-style-name="Text_20_body" style:list-style-name="L1">
      <style:text-properties officeooo:rsid="004913ea" officeooo:paragraph-rsid="004913ea"/>
    </style:style>
    <style:style style:name="P46" style:family="paragraph" style:parent-style-name="Text_20_body" style:list-style-name="L2">
      <style:text-properties officeooo:paragraph-rsid="0065bdcb"/>
    </style:style>
    <style:style style:name="P47" style:family="paragraph" style:parent-style-name="Text_20_body" style:list-style-name="L2">
      <style:text-properties fo:font-style="normal" officeooo:rsid="0059ae34" officeooo:paragraph-rsid="0065bdcb" style:font-style-asian="normal" style:font-style-complex="normal"/>
    </style:style>
    <style:style style:name="P48" style:family="paragraph" style:parent-style-name="Text_20_body" style:list-style-name="L3">
      <style:text-properties officeooo:rsid="00c59e65" officeooo:paragraph-rsid="00c59e65"/>
    </style:style>
    <style:style style:name="P49" style:family="paragraph" style:parent-style-name="Text_20_body" style:list-style-name="L3">
      <style:text-properties officeooo:rsid="00c86822" officeooo:paragraph-rsid="00c86822"/>
    </style:style>
    <style:style style:name="P50" style:family="paragraph" style:parent-style-name="Text_20_body" style:list-style-name="L3">
      <style:text-properties officeooo:rsid="00ca3f78" officeooo:paragraph-rsid="00ca3f78"/>
    </style:style>
    <style:style style:name="P51" style:family="paragraph" style:parent-style-name="Text_20_body" style:list-style-name="L3">
      <style:text-properties officeooo:rsid="00cb9bac" officeooo:paragraph-rsid="00cb9bac"/>
    </style:style>
    <style:style style:name="P52" style:family="paragraph" style:parent-style-name="Text_20_body" style:list-style-name="L4">
      <style:text-properties officeooo:rsid="00f6842d" officeooo:paragraph-rsid="00f6842d"/>
    </style:style>
    <style:style style:name="P53" style:family="paragraph" style:parent-style-name="Text_20_body" style:list-style-name="L4">
      <style:text-properties officeooo:rsid="00fbb8db" officeooo:paragraph-rsid="00fbb8db"/>
    </style:style>
    <style:style style:name="P54" style:family="paragraph" style:parent-style-name="Text_20_body" style:list-style-name="L5">
      <style:text-properties officeooo:rsid="017725b9" officeooo:paragraph-rsid="017725b9"/>
    </style:style>
    <style:style style:name="P55" style:family="paragraph" style:parent-style-name="Text_20_body" style:list-style-name="L5">
      <style:text-properties officeooo:rsid="017ad603" officeooo:paragraph-rsid="017bbdd7"/>
    </style:style>
    <style:style style:name="P56" style:family="paragraph" style:parent-style-name="Text_20_body" style:list-style-name="L6">
      <style:text-properties officeooo:rsid="010e60e0" officeooo:paragraph-rsid="010e60e0"/>
    </style:style>
    <style:style style:name="P57" style:family="paragraph" style:parent-style-name="Text_20_body" style:list-style-name="L5">
      <style:text-properties officeooo:rsid="0184de4a" officeooo:paragraph-rsid="0184de4a"/>
    </style:style>
    <style:style style:name="P58" style:family="paragraph" style:parent-style-name="Text_20_body" style:list-style-name="L5">
      <style:text-properties officeooo:rsid="01889fef" officeooo:paragraph-rsid="01889fef"/>
    </style:style>
    <style:style style:name="P59" style:family="paragraph" style:parent-style-name="Text_20_body" style:list-style-name="L5">
      <style:text-properties officeooo:rsid="018e0dab" officeooo:paragraph-rsid="018e0dab"/>
    </style:style>
    <style:style style:name="P60" style:family="paragraph" style:parent-style-name="Text_20_body" style:list-style-name="L5">
      <style:text-properties officeooo:rsid="019b273b" officeooo:paragraph-rsid="019b273b"/>
    </style:style>
    <style:style style:name="P61" style:family="paragraph" style:parent-style-name="Text_20_body" style:list-style-name="L5">
      <style:text-properties officeooo:rsid="01a6b1d4" officeooo:paragraph-rsid="01a6b1d4"/>
    </style:style>
    <style:style style:name="P62" style:family="paragraph" style:parent-style-name="Text_20_body">
      <style:text-properties officeooo:paragraph-rsid="0105f6cf"/>
    </style:style>
    <style:style style:name="P63" style:family="paragraph" style:parent-style-name="Heading_20_1">
      <style:text-properties officeooo:rsid="004cd4de" officeooo:paragraph-rsid="004cd4de"/>
    </style:style>
    <style:style style:name="P64" style:family="paragraph" style:parent-style-name="Heading_20_1">
      <style:text-properties officeooo:rsid="004dc1a9" officeooo:paragraph-rsid="004dc1a9"/>
    </style:style>
    <style:style style:name="P65" style:family="paragraph" style:parent-style-name="Heading_20_1">
      <style:text-properties officeooo:rsid="00a7c7f9" officeooo:paragraph-rsid="00a7c7f9"/>
    </style:style>
    <style:style style:name="P66" style:family="paragraph" style:parent-style-name="Heading_20_1">
      <style:text-properties officeooo:rsid="0102d0b6" officeooo:paragraph-rsid="0102d0b6"/>
    </style:style>
    <style:style style:name="P67" style:family="paragraph" style:parent-style-name="Heading_20_2">
      <style:text-properties officeooo:rsid="000d5041" officeooo:paragraph-rsid="000d5041"/>
    </style:style>
    <style:style style:name="P68" style:family="paragraph" style:parent-style-name="Heading_20_2">
      <style:text-properties officeooo:rsid="004dc1a9" officeooo:paragraph-rsid="004dc1a9"/>
    </style:style>
    <style:style style:name="P69" style:family="paragraph" style:parent-style-name="Heading_20_2">
      <style:text-properties officeooo:rsid="00a7c7f9" officeooo:paragraph-rsid="00a7c7f9"/>
    </style:style>
    <style:style style:name="P70" style:family="paragraph" style:parent-style-name="Heading_20_2">
      <style:text-properties officeooo:rsid="0102d0b6" officeooo:paragraph-rsid="0102d0b6"/>
    </style:style>
    <style:style style:name="P71" style:family="paragraph" style:parent-style-name="Heading_20_2">
      <style:text-properties officeooo:rsid="0105f6cf" officeooo:paragraph-rsid="0105f6cf"/>
    </style:style>
    <style:style style:name="P72" style:family="paragraph" style:parent-style-name="Heading_20_3">
      <style:text-properties officeooo:rsid="005290af" officeooo:paragraph-rsid="005290af"/>
    </style:style>
    <style:style style:name="P73" style:family="paragraph" style:parent-style-name="Heading_20_3">
      <style:text-properties officeooo:rsid="0062a2c9" officeooo:paragraph-rsid="0062a2c9"/>
    </style:style>
    <style:style style:name="P74" style:family="paragraph" style:parent-style-name="Heading_20_3">
      <style:text-properties officeooo:rsid="00ba8c5c" officeooo:paragraph-rsid="00ba8c5c"/>
    </style:style>
    <style:style style:name="P75" style:family="paragraph" style:parent-style-name="Heading_20_3">
      <style:text-properties officeooo:rsid="00c1a081" officeooo:paragraph-rsid="00c1a081"/>
    </style:style>
    <style:style style:name="P76" style:family="paragraph" style:parent-style-name="Heading_20_3">
      <style:text-properties officeooo:rsid="00d3dbbb" officeooo:paragraph-rsid="00d3dbbb"/>
    </style:style>
    <style:style style:name="P77" style:family="paragraph" style:parent-style-name="Heading_20_3">
      <style:text-properties officeooo:rsid="011c7fe6" officeooo:paragraph-rsid="011c7fe6"/>
    </style:style>
    <style:style style:name="P78" style:family="paragraph" style:parent-style-name="Heading_20_3">
      <style:text-properties officeooo:rsid="01393f50" officeooo:paragraph-rsid="01393f50"/>
    </style:style>
    <style:style style:name="P79" style:family="paragraph" style:parent-style-name="Heading_20_3">
      <style:text-properties officeooo:rsid="015fc121" officeooo:paragraph-rsid="015fc121"/>
    </style:style>
    <style:style style:name="P80" style:family="paragraph" style:parent-style-name="Heading_20_3">
      <style:text-properties fo:font-style="normal" officeooo:rsid="0175388b" officeooo:paragraph-rsid="0175388b" style:font-style-asian="normal" style:font-style-complex="normal"/>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style:font-style-asian="italic" style:font-style-complex="italic"/>
    </style:style>
    <style:style style:name="T15" style:family="text">
      <style:text-properties fo:font-style="italic" officeooo:rsid="00563a37" style:font-style-asian="italic" style:font-style-complex="italic"/>
    </style:style>
    <style:style style:name="T16" style:family="text">
      <style:text-properties fo:font-style="italic" officeooo:rsid="00ee8099" style:font-style-asian="italic" style:font-style-complex="italic"/>
    </style:style>
    <style:style style:name="T17" style:family="text">
      <style:text-properties fo:font-style="italic" officeooo:rsid="00f83e5a" style:font-style-asian="italic" style:font-style-complex="italic"/>
    </style:style>
    <style:style style:name="T18" style:family="text">
      <style:text-properties fo:font-style="italic" officeooo:rsid="00fbd1cb" style:font-style-asian="italic" style:font-style-complex="italic"/>
    </style:style>
    <style:style style:name="T19" style:family="text">
      <style:text-properties fo:font-style="italic" officeooo:rsid="00fd8d7c" style:font-style-asian="italic" style:font-style-complex="italic"/>
    </style:style>
    <style:style style:name="T20" style:family="text">
      <style:text-properties fo:font-style="italic" officeooo:rsid="0123d576" style:font-style-asian="italic" style:font-style-complex="italic"/>
    </style:style>
    <style:style style:name="T21" style:family="text">
      <style:text-properties fo:font-style="italic" officeooo:rsid="01627cb8" style:font-style-asian="italic" style:font-style-complex="italic"/>
    </style:style>
    <style:style style:name="T22" style:family="text">
      <style:text-properties fo:font-style="italic" officeooo:rsid="016a011c" style:font-style-asian="italic" style:font-style-complex="italic"/>
    </style:style>
    <style:style style:name="T23" style:family="text">
      <style:text-properties fo:font-style="italic" officeooo:rsid="01791548" style:font-style-asian="italic" style:font-style-complex="italic"/>
    </style:style>
    <style:style style:name="T24" style:family="text">
      <style:text-properties fo:font-style="italic" officeooo:rsid="017a337b" style:font-style-asian="italic" style:font-style-complex="italic"/>
    </style:style>
    <style:style style:name="T25" style:family="text">
      <style:text-properties fo:font-style="italic" officeooo:rsid="017bbdd7" style:font-style-asian="italic" style:font-style-complex="italic"/>
    </style:style>
    <style:style style:name="T26" style:family="text">
      <style:text-properties fo:font-style="italic" officeooo:rsid="0182089f" style:font-style-asian="italic" style:font-style-complex="italic"/>
    </style:style>
    <style:style style:name="T27" style:family="text">
      <style:text-properties fo:font-style="italic" officeooo:rsid="0180effe" style:font-style-asian="italic" style:font-style-complex="italic"/>
    </style:style>
    <style:style style:name="T28" style:family="text">
      <style:text-properties fo:font-style="italic" officeooo:rsid="01857de3" style:font-style-asian="italic" style:font-style-complex="italic"/>
    </style:style>
    <style:style style:name="T29" style:family="text">
      <style:text-properties fo:font-style="italic" officeooo:rsid="018849f5" style:font-style-asian="italic" style:font-style-complex="italic"/>
    </style:style>
    <style:style style:name="T30" style:family="text">
      <style:text-properties fo:font-style="italic" officeooo:rsid="0189fcf2" style:font-style-asian="italic" style:font-style-complex="italic"/>
    </style:style>
    <style:style style:name="T31" style:family="text">
      <style:text-properties fo:font-style="italic" officeooo:rsid="018cab8a" style:font-style-asian="italic" style:font-style-complex="italic"/>
    </style:style>
    <style:style style:name="T32" style:family="text">
      <style:text-properties fo:font-style="italic" officeooo:rsid="018f95f4" style:font-style-asian="italic" style:font-style-complex="italic"/>
    </style:style>
    <style:style style:name="T33" style:family="text">
      <style:text-properties fo:font-style="italic" officeooo:rsid="01931823" style:font-style-asian="italic" style:font-style-complex="italic"/>
    </style:style>
    <style:style style:name="T34" style:family="text">
      <style:text-properties fo:font-style="italic" officeooo:rsid="01942172" style:font-style-asian="italic" style:font-style-complex="italic"/>
    </style:style>
    <style:style style:name="T35" style:family="text">
      <style:text-properties fo:font-style="italic" officeooo:rsid="019bb683" style:font-style-asian="italic" style:font-style-complex="italic"/>
    </style:style>
    <style:style style:name="T36" style:family="text">
      <style:text-properties fo:font-style="italic" officeooo:rsid="019d5dfb" style:font-style-asian="italic" style:font-style-complex="italic"/>
    </style:style>
    <style:style style:name="T37" style:family="text">
      <style:text-properties fo:font-style="italic" officeooo:rsid="01a2560f" style:font-style-asian="italic" style:font-style-complex="italic"/>
    </style:style>
    <style:style style:name="T38" style:family="text">
      <style:text-properties fo:font-style="italic" officeooo:rsid="01a7b1c3" style:font-style-asian="italic" style:font-style-complex="italic"/>
    </style:style>
    <style:style style:name="T39" style:family="text">
      <style:text-properties fo:font-style="italic" officeooo:rsid="01aa7e38" style:font-style-asian="italic" style:font-style-complex="italic"/>
    </style:style>
    <style:style style:name="T40" style:family="text">
      <style:text-properties fo:font-style="italic" officeooo:rsid="01aba40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563a37" style:font-style-asian="normal" style:font-style-complex="normal"/>
    </style:style>
    <style:style style:name="T43" style:family="text">
      <style:text-properties fo:font-style="normal" officeooo:rsid="005647ff" style:font-style-asian="normal" style:font-style-complex="normal"/>
    </style:style>
    <style:style style:name="T44" style:family="text">
      <style:text-properties fo:font-style="normal" officeooo:rsid="005796bc" style:font-style-asian="normal" style:font-style-complex="normal"/>
    </style:style>
    <style:style style:name="T45" style:family="text">
      <style:text-properties fo:font-style="normal" officeooo:rsid="0058bf04" style:font-style-asian="normal" style:font-style-complex="normal"/>
    </style:style>
    <style:style style:name="T46" style:family="text">
      <style:text-properties fo:font-style="normal" officeooo:rsid="0059004c" style:font-style-asian="normal" style:font-style-complex="normal"/>
    </style:style>
    <style:style style:name="T47" style:family="text">
      <style:text-properties fo:font-style="normal" officeooo:rsid="005b8baf" style:font-style-asian="normal" style:font-style-complex="normal"/>
    </style:style>
    <style:style style:name="T48" style:family="text">
      <style:text-properties fo:font-style="normal" officeooo:rsid="005d258f" style:font-style-asian="normal" style:font-style-complex="normal"/>
    </style:style>
    <style:style style:name="T49" style:family="text">
      <style:text-properties fo:font-style="normal" officeooo:rsid="005f2151" style:font-style-asian="normal" style:font-style-complex="normal"/>
    </style:style>
    <style:style style:name="T50" style:family="text">
      <style:text-properties fo:font-style="normal" officeooo:rsid="00604c5d" style:font-style-asian="normal" style:font-style-complex="normal"/>
    </style:style>
    <style:style style:name="T51" style:family="text">
      <style:text-properties fo:font-style="normal" officeooo:rsid="00607b58" style:font-style-asian="normal" style:font-style-complex="normal"/>
    </style:style>
    <style:style style:name="T52" style:family="text">
      <style:text-properties fo:font-style="normal" officeooo:rsid="0060f6a0" style:font-style-asian="normal" style:font-style-complex="normal"/>
    </style:style>
    <style:style style:name="T53" style:family="text">
      <style:text-properties fo:font-style="normal" officeooo:rsid="00621e97" style:font-style-asian="normal" style:font-style-complex="normal"/>
    </style:style>
    <style:style style:name="T54" style:family="text">
      <style:text-properties fo:font-style="normal" officeooo:rsid="00666e48" style:font-style-asian="normal" style:font-style-complex="normal"/>
    </style:style>
    <style:style style:name="T55" style:family="text">
      <style:text-properties fo:font-style="normal" officeooo:rsid="0123d576" style:font-style-asian="normal" style:font-style-complex="normal"/>
    </style:style>
    <style:style style:name="T56" style:family="text">
      <style:text-properties fo:font-style="normal" officeooo:rsid="012a71ea" style:font-style-asian="normal" style:font-style-complex="normal"/>
    </style:style>
    <style:style style:name="T57" style:family="text">
      <style:text-properties fo:font-style="normal" officeooo:rsid="012c5c38" style:font-style-asian="normal" style:font-style-complex="normal"/>
    </style:style>
    <style:style style:name="T58" style:family="text">
      <style:text-properties fo:font-style="normal" officeooo:rsid="012db2b9" style:font-style-asian="normal" style:font-style-complex="normal"/>
    </style:style>
    <style:style style:name="T59" style:family="text">
      <style:text-properties fo:font-style="normal" officeooo:rsid="012eb12c" style:font-style-asian="normal" style:font-style-complex="normal"/>
    </style:style>
    <style:style style:name="T60" style:family="text">
      <style:text-properties fo:font-style="normal" officeooo:rsid="012ee771" style:font-style-asian="normal" style:font-style-complex="normal"/>
    </style:style>
    <style:style style:name="T61" style:family="text">
      <style:text-properties fo:font-style="normal" officeooo:rsid="0132a509" style:font-style-asian="normal" style:font-style-complex="normal"/>
    </style:style>
    <style:style style:name="T62" style:family="text">
      <style:text-properties fo:font-style="normal" officeooo:rsid="013326d3" style:font-style-asian="normal" style:font-style-complex="normal"/>
    </style:style>
    <style:style style:name="T63" style:family="text">
      <style:text-properties fo:font-style="normal" officeooo:rsid="0134fc28" style:font-style-asian="normal" style:font-style-complex="normal"/>
    </style:style>
    <style:style style:name="T64" style:family="text">
      <style:text-properties fo:font-style="normal" officeooo:rsid="0136a5f1" style:font-style-asian="normal" style:font-style-complex="normal"/>
    </style:style>
    <style:style style:name="T65" style:family="text">
      <style:text-properties fo:font-style="normal" officeooo:rsid="0136b7dd" style:font-style-asian="normal" style:font-style-complex="normal"/>
    </style:style>
    <style:style style:name="T66" style:family="text">
      <style:text-properties fo:font-style="normal" officeooo:rsid="01372c83" style:font-style-asian="normal" style:font-style-complex="normal"/>
    </style:style>
    <style:style style:name="T67" style:family="text">
      <style:text-properties fo:font-style="normal" officeooo:rsid="01386f82" style:font-style-asian="normal" style:font-style-complex="normal"/>
    </style:style>
    <style:style style:name="T68" style:family="text">
      <style:text-properties fo:font-style="normal" officeooo:rsid="015cef72" style:font-style-asian="normal" style:font-style-complex="normal"/>
    </style:style>
    <style:style style:name="T69" style:family="text">
      <style:text-properties fo:font-style="normal" officeooo:rsid="016da758" style:font-style-asian="normal" style:font-style-complex="normal"/>
    </style:style>
    <style:style style:name="T70" style:family="text">
      <style:text-properties fo:font-style="normal" officeooo:rsid="016f05c0" style:font-style-asian="normal" style:font-style-complex="normal"/>
    </style:style>
    <style:style style:name="T71" style:family="text">
      <style:text-properties fo:font-style="normal" officeooo:rsid="01703c3e" style:font-style-asian="normal" style:font-style-complex="normal"/>
    </style:style>
    <style:style style:name="T72" style:family="text">
      <style:text-properties fo:font-style="normal" officeooo:rsid="0173253e" style:font-style-asian="normal" style:font-style-complex="normal"/>
    </style:style>
    <style:style style:name="T73" style:family="text">
      <style:text-properties fo:font-style="normal" officeooo:rsid="017725b9" style:font-style-asian="normal" style:font-style-complex="normal"/>
    </style:style>
    <style:style style:name="T74" style:family="text">
      <style:text-properties fo:font-style="normal" officeooo:rsid="01791548" style:font-style-asian="normal" style:font-style-complex="normal"/>
    </style:style>
    <style:style style:name="T75" style:family="text">
      <style:text-properties fo:font-style="normal" officeooo:rsid="017a337b" style:font-style-asian="normal" style:font-style-complex="normal"/>
    </style:style>
    <style:style style:name="T76" style:family="text">
      <style:text-properties fo:font-style="normal" officeooo:rsid="017bbdd7" style:font-style-asian="normal" style:font-style-complex="normal"/>
    </style:style>
    <style:style style:name="T77" style:family="text">
      <style:text-properties fo:font-style="normal" officeooo:rsid="017da879" style:font-style-asian="normal" style:font-style-complex="normal"/>
    </style:style>
    <style:style style:name="T78" style:family="text">
      <style:text-properties fo:font-style="normal" officeooo:rsid="017f72e4" style:font-style-asian="normal" style:font-style-complex="normal"/>
    </style:style>
    <style:style style:name="T79" style:family="text">
      <style:text-properties fo:font-style="normal" officeooo:rsid="0180effe" style:font-style-asian="normal" style:font-style-complex="normal"/>
    </style:style>
    <style:style style:name="T80" style:family="text">
      <style:text-properties fo:font-style="normal" officeooo:rsid="0182089f" style:font-style-asian="normal" style:font-style-complex="normal"/>
    </style:style>
    <style:style style:name="T81" style:family="text">
      <style:text-properties fo:font-style="normal" officeooo:rsid="0182e5fd" style:font-style-asian="normal" style:font-style-complex="normal"/>
    </style:style>
    <style:style style:name="T82" style:family="text">
      <style:text-properties fo:font-style="normal" officeooo:rsid="01857de3" style:font-style-asian="normal" style:font-style-complex="normal"/>
    </style:style>
    <style:style style:name="T83" style:family="text">
      <style:text-properties fo:font-style="normal" officeooo:rsid="018849f5" style:font-style-asian="normal" style:font-style-complex="normal"/>
    </style:style>
    <style:style style:name="T84" style:family="text">
      <style:text-properties fo:font-style="normal" officeooo:rsid="0189fcf2" style:font-style-asian="normal" style:font-style-complex="normal"/>
    </style:style>
    <style:style style:name="T85" style:family="text">
      <style:text-properties fo:font-style="normal" officeooo:rsid="018b7f16" style:font-style-asian="normal" style:font-style-complex="normal"/>
    </style:style>
    <style:style style:name="T86" style:family="text">
      <style:text-properties fo:font-style="normal" officeooo:rsid="018cab8a" style:font-style-asian="normal" style:font-style-complex="normal"/>
    </style:style>
    <style:style style:name="T87" style:family="text">
      <style:text-properties fo:font-style="normal" officeooo:rsid="018f95f4" style:font-style-asian="normal" style:font-style-complex="normal"/>
    </style:style>
    <style:style style:name="T88" style:family="text">
      <style:text-properties fo:font-style="normal" officeooo:rsid="0191854e" style:font-style-asian="normal" style:font-style-complex="normal"/>
    </style:style>
    <style:style style:name="T89" style:family="text">
      <style:text-properties fo:font-style="normal" officeooo:rsid="01931823" style:font-style-asian="normal" style:font-style-complex="normal"/>
    </style:style>
    <style:style style:name="T90" style:family="text">
      <style:text-properties fo:font-style="normal" officeooo:rsid="01942172" style:font-style-asian="normal" style:font-style-complex="normal"/>
    </style:style>
    <style:style style:name="T91" style:family="text">
      <style:text-properties fo:font-style="normal" officeooo:rsid="01972a09" style:font-style-asian="normal" style:font-style-complex="normal"/>
    </style:style>
    <style:style style:name="T92" style:family="text">
      <style:text-properties fo:font-style="normal" officeooo:rsid="019b273b" style:font-style-asian="normal" style:font-style-complex="normal"/>
    </style:style>
    <style:style style:name="T93" style:family="text">
      <style:text-properties fo:font-style="normal" officeooo:rsid="019bb683" style:font-style-asian="normal" style:font-style-complex="normal"/>
    </style:style>
    <style:style style:name="T94" style:family="text">
      <style:text-properties fo:font-style="normal" officeooo:rsid="019bf4ca" style:font-style-asian="normal" style:font-style-complex="normal"/>
    </style:style>
    <style:style style:name="T95" style:family="text">
      <style:text-properties fo:font-style="normal" officeooo:rsid="019d5dfb" style:font-style-asian="normal" style:font-style-complex="normal"/>
    </style:style>
    <style:style style:name="T96" style:family="text">
      <style:text-properties fo:font-style="normal" officeooo:rsid="019f4ba3" style:font-style-asian="normal" style:font-style-complex="normal"/>
    </style:style>
    <style:style style:name="T97" style:family="text">
      <style:text-properties fo:font-style="normal" officeooo:rsid="01a24f62" style:font-style-asian="normal" style:font-style-complex="normal"/>
    </style:style>
    <style:style style:name="T98" style:family="text">
      <style:text-properties fo:font-style="normal" officeooo:rsid="01a2560f" style:font-style-asian="normal" style:font-style-complex="normal"/>
    </style:style>
    <style:style style:name="T99" style:family="text">
      <style:text-properties fo:font-style="normal" officeooo:rsid="01a7b1c3" style:font-style-asian="normal" style:font-style-complex="normal"/>
    </style:style>
    <style:style style:name="T100" style:family="text">
      <style:text-properties fo:font-style="normal" officeooo:rsid="01a8d1a8" style:font-style-asian="normal" style:font-style-complex="normal"/>
    </style:style>
    <style:style style:name="T101" style:family="text">
      <style:text-properties fo:font-style="normal" officeooo:rsid="01aa7e38" style:font-style-asian="normal" style:font-style-complex="normal"/>
    </style:style>
    <style:style style:name="T102" style:family="text">
      <style:text-properties fo:font-style="normal" officeooo:rsid="01ab68fc" style:font-style-asian="normal" style:font-style-complex="normal"/>
    </style:style>
    <style:style style:name="T103" style:family="text">
      <style:text-properties fo:font-style="normal" officeooo:rsid="01aba40c" style:font-style-asian="normal" style:font-style-complex="normal"/>
    </style:style>
    <style:style style:name="T104" style:family="text">
      <style:text-properties fo:font-style="normal" officeooo:rsid="01adf83a" style:font-style-asian="normal" style:font-style-complex="normal"/>
    </style:style>
    <style:style style:name="T105" style:family="text">
      <style:text-properties officeooo:rsid="006577e6"/>
    </style:style>
    <style:style style:name="T106" style:family="text">
      <style:text-properties officeooo:rsid="00679681"/>
    </style:style>
    <style:style style:name="T107" style:family="text">
      <style:text-properties officeooo:rsid="006aab38"/>
    </style:style>
    <style:style style:name="T108" style:family="text">
      <style:text-properties officeooo:rsid="006f6b4a"/>
    </style:style>
    <style:style style:name="T109" style:family="text">
      <style:text-properties officeooo:rsid="007bfb53"/>
    </style:style>
    <style:style style:name="T110" style:family="text">
      <style:text-properties officeooo:rsid="00930368"/>
    </style:style>
    <style:style style:name="T111" style:family="text">
      <style:text-properties officeooo:rsid="00a82784"/>
    </style:style>
    <style:style style:name="T112" style:family="text">
      <style:text-properties officeooo:rsid="00bbaae6"/>
    </style:style>
    <style:style style:name="T113" style:family="text">
      <style:text-properties officeooo:rsid="00bf579f"/>
    </style:style>
    <style:style style:name="T114" style:family="text">
      <style:text-properties officeooo:rsid="00c51332"/>
    </style:style>
    <style:style style:name="T115" style:family="text">
      <style:text-properties officeooo:rsid="00d60c33"/>
    </style:style>
    <style:style style:name="T116" style:family="text">
      <style:text-properties officeooo:rsid="00d9c972"/>
    </style:style>
    <style:style style:name="T117" style:family="text">
      <style:text-properties officeooo:rsid="00e06374"/>
    </style:style>
    <style:style style:name="T118" style:family="text">
      <style:text-properties officeooo:rsid="00ee8099"/>
    </style:style>
    <style:style style:name="T119" style:family="text">
      <style:text-properties officeooo:rsid="00f83e5a"/>
    </style:style>
    <style:style style:name="T120" style:family="text">
      <style:text-properties officeooo:rsid="00fbd1cb"/>
    </style:style>
    <style:style style:name="T121" style:family="text">
      <style:text-properties officeooo:rsid="00fd8d7c"/>
    </style:style>
    <style:style style:name="T122" style:family="text">
      <style:text-properties officeooo:rsid="010efeaf"/>
    </style:style>
    <style:style style:name="T123" style:family="text">
      <style:text-properties officeooo:rsid="011258d8"/>
    </style:style>
    <style:style style:name="T124" style:family="text">
      <style:text-properties officeooo:rsid="012031d7"/>
    </style:style>
    <style:style style:name="T125" style:family="text">
      <style:text-properties officeooo:rsid="0123d576"/>
    </style:style>
    <style:style style:name="T126" style:family="text">
      <style:text-properties officeooo:rsid="013bb772"/>
    </style:style>
    <style:style style:name="T127" style:family="text">
      <style:text-properties officeooo:rsid="014dc854"/>
    </style:style>
    <style:style style:name="T128" style:family="text">
      <style:text-properties officeooo:rsid="01627cb8"/>
    </style:style>
    <style:style style:name="T129" style:family="text">
      <style:text-properties officeooo:rsid="016a01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63"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4825008208965134183" text:style-name="L1">
        <text:list-item>
          <text:p text:style-name="P42">Chapter 2: explains the main concepts about android architecture useful at understanding the design and implementation of the system being ported.</text:p>
        </text:list-item>
        <text:list-item>
          <text:p text:style-name="P42">Chapter 3: <text:span text:style-name="T8">the TRACEDROID design is described in detail in a zoom in fashion.</text:span></text:p>
        </text:list-item>
        <text:list-item>
          <text:p text:style-name="P43">Chapter 4: the implementation notes and limitations are discussed.</text:p>
        </text:list-item>
        <text:list-item>
          <text:p text:style-name="P44">Chapter 5: <text:span text:style-name="T9">we provide an evaluation of the system aimed at checking the increase of compatibility with android applications.</text:span></text:p>
        </text:list-item>
        <text:list-item>
          <text:p text:style-name="P45">Chapter 6: <text:span text:style-name="T10">we describe future related to android 7 for dynamic analysis and we conclude with some general notes.</text:span></text:p>
        </text:list-item>
      </text:list>
      <text:p text:style-name="P6"/>
      <text:h text:style-name="P64" text:outline-level="1"><text:soft-page-break/>Chapter 2</text:h>
      <text:h text:style-name="P68" text:outline-level="2">Background knowledge</text:h>
      <text:p text:style-name="P7"/>
      <text:p text:style-name="P8">TRACEDROID sandbox enables profiling of android applications by modifying the <text:span text:style-name="T108">D</text:span>alvik <text:span text:style-name="T108">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72" text:outline-level="3">Android System Architecture</text:h>
      <text:p text:style-name="P9"/>
      <text:p text:style-name="P11">The <text:span text:style-name="T105">5 </text:span>layers that compose <text:span text:style-name="T12">Android</text:span> at the software level are shown in figure 2.1. <text:span text:style-name="T106">We give as follows a brief overview of the Android system architecture [13]:</text:span></text:p>
      <text:list xml:id="list5658104492667647696" text:style-name="L2">
        <text:list-item>
          <text:p text:style-name="P46"><text:span text:style-name="T13">We cane see that at the bottom we have the </text:span><text:span text:style-name="T15">Linux kernel</text:span><text:span text:style-name="T42">, </text:span><text:span text:style-name="T43">a slightly modified version of the standard one. </text:span><text:span text:style-name="T44">The </text:span><text:span text:style-name="T45">improvements</text:span><text:span text:style-name="T44"> are aimed at adapting </text:span><text:span text:style-name="T45">the </text:span><text:span text:style-name="T46">kernel</text:span><text:span text:style-name="T44"> to the hardware constraints of the mobile devices. </text:span></text:p>
        </text:list-item>
        <text:list-item>
          <text:p text:style-name="P47">The libraries layer is a set of C/C++ essential C libraries rewritten to support ARM architecture. These libraries are accessible from the application framework. </text:p>
        </text:list-item>
        <text:list-item>
          <text:p text:style-name="P46"><text:span text:style-name="T47">The runtime is based on the dalvik virtual machine, with its specific libraries, and a collection of core libraries, </text:span><text:span text:style-name="T48">specifically </text:span><text:span text:style-name="T47">the interoperability libraries of the Java programming language. </text:span><text:span text:style-name="T51">Since version 4.4 (cod</text:span><text:span text:style-name="T54">e</text:span><text:span text:style-name="T51">name Kitkat) it is written in C++.</text:span><text:span text:style-name="T47"> </text:span></text:p>
        </text:list-item>
        <text:list-item>
          <text:p text:style-name="P46"><text:span text:style-name="T49">The </text:span><text:span text:style-name="T50">Application Framework, </text:span><text:span text:style-name="T52">written in Java and interpreted by the DVM,</text:span><text:span text:style-name="T50">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46"><text:span text:style-name="T51">The last and higher layer is the Applications layer. </text:span><text:span text:style-name="T52">Applications are built on top of the Applications Framework and provide the interfaces the end users interact with. </text:span><text:span text:style-name="T53">Most of the apps are written in Java but developers are also free to this programming language with native code for different purposes (e.g. games that extensively use GPU).</text:span></text:p>
        </text:list-item>
      </text:list>
      <text:p text:style-name="P10"/>
      <text:h text:style-name="P73" text:outline-level="3"><text:span text:style-name="T53">T</text:span><text:span text:style-name="T41">he Dalvik Virtual Machine</text:span></text:h>
      <text:p text:style-name="P12"/>
      <text:p text:style-name="P13"><text:soft-page-break/>Google decided to adopt Java as the programming language to write Android applications due to its popularity and pervasive nature. <text:span text:style-name="T107">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109">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110">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5"/>
      <text:h text:style-name="P65" text:outline-level="1">Chapter 3</text:h>
      <text:h text:style-name="P69" text:outline-level="2">Design</text:h>
      <text:p text:style-name="P17"/>
      <text:p text:style-name="P18"><text:soft-page-break/>The TARCEDROID sandbox is the core of the dynamic analysis provided by the TAP framework [1]. <text:span text:style-name="T111">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74" text:outline-level="3">What to collect</text:h>
      <text:p text:style-name="P19"/>
      <text:p text:style-name="P20">The main goal of the sandbox is to perform dynamic analysis of Android application to provide extensive and relevant traces of an executed application. <text:span text:style-name="T112">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113">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75" text:outline-level="3">Specifications</text:h>
      <text:p text:style-name="P21"/>
      <text:p text:style-name="P22">TRACEDROID aims at extending the already default Android profiling in giving more accurate and precise information about methods execution and process flow. <text:span text:style-name="T114">The traces should be as close as possible to the Java source code of the .dex file running in the DVM. The following are the main requirements that the dynamic analysis program should implement:</text:span></text:p>
      <text:list xml:id="list2966577113148650508" text:style-name="L3">
        <text:list-item>
          <text:p text:style-name="P48">A common interface that specifies which app should be analysed at runtime.</text:p>
        </text:list-item>
        <text:list-item>
          <text:p text:style-name="P49">A common interface to store the output in files which are named in such a way to understand the process and the thread the traces are generated from.</text:p>
        </text:list-item>
        <text:list-item>
          <text:p text:style-name="P50">Providing full automation through its interfaces in order to be plugged in a bigger framework as TAP.</text:p>
        </text:list-item>
        <text:list-item>
          <text:p text:style-name="P50">The traces should consist of the following:</text:p>
          <text:list>
            <text:list-item>
              <text:p text:style-name="P50">Timestamps of when each computation takes place</text:p>
            </text:list-item>
            <text:list-item>
              <text:p text:style-name="P50">Caller class name.</text:p>
            </text:list-item>
            <text:list-item>
              <text:p text:style-name="P50"><text:soft-page-break/>Called method name.</text:p>
            </text:list-item>
            <text:list-item>
              <text:p text:style-name="P50">Values and types of the parameters and return values.</text:p>
            </text:list-item>
            <text:list-item>
              <text:p text:style-name="P51">Thrown exceptions unwinding.</text:p>
            </text:list-item>
            <text:list-item>
              <text:p text:style-name="P51">Indentation of the calls in order to make it easier to understand the results.</text:p>
            </text:list-item>
          </text:list>
        </text:list-item>
      </text:list>
      <text:p text:style-name="P23"/>
      <text:h text:style-name="P76" text:outline-level="3">Interact with TRACEDROID</text:h>
      <text:p text:style-name="P24"/>
      <text:p text:style-name="P25">In this section we describe how a user, or a program, should be able to interact with the TRACEDROID image in order to obtain traces of a running <text:span text:style-name="T116">app</text:span>. <text:span text:style-name="T115">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26"><text:tab/><text:span text:style-name="T117">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18">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6">Init</text:span><text:span text:style-name="T118">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2936634158311863082" text:style-name="L4">
        <text:list-item>
          <text:p text:style-name="P52">The uid is the same: <text:span text:style-name="T119">the activity is initiated and the modified </text:span><text:span text:style-name="T17">Profile</text:span><text:span text:style-name="T119">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53"><text:soft-page-break/>The uid is not the same: <text:span text:style-name="T120">the activity is initiated but the </text:span><text:span text:style-name="T18">Profile </text:span><text:span text:style-name="T120">class is not activated since the user did not specify to trace this process. In this case the new VM completes the requested activity and the returns to the AM once finishes. </text:span></text:p>
        </text:list-item>
      </text:list>
      <text:p text:style-name="P27"/>
      <text:p text:style-name="P27"><text:tab/><text:span text:style-name="T121">This design respects the requirements points specified in the previous section. The described sequence provides both a common interface for tracing an app (the </text:span><text:span text:style-name="T19">push uid /sdcard/</text:span><text:span text:style-name="T121">) and for obtaining the dynamic analysis results (the pull /sdcard/treaces*). The system, furthermore, allows for full automation using the adb command line tool.</text:span></text:p>
      <text:p text:style-name="P28"/>
      <text:h text:style-name="P66" text:outline-level="1">Chapter 4</text:h>
      <text:h text:style-name="P70" text:outline-level="2">Implementation</text:h>
      <text:p text:style-name="P29"/>
      <text:p text:style-name="P30">In this chapter we discuss the implementation of the porting process: updating TRACEDROID from Android version 2.3.<text:span text:style-name="T124">4</text:span> (codename Ginger<text:span text:style-name="T124">b</text:span>read) to Android version 4.4 (codename KitKat). <text:span text:style-name="T123">The whole process is reproducible, the technical guides and sources can be found on the Github page of the project [15]. </text:span></text:p>
      <text:h text:style-name="P71" text:outline-level="2">Porting process</text:h>
      <text:h text:style-name="P77" text:outline-level="3"/>
      <text:h text:style-name="P77" text:outline-level="3">Target version</text:h>
      <text:p text:style-name="P34">The original version of the sandbox is based on Android 2.3.<text:span text:style-name="T125">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20">manifest</text:span><text:span text:style-name="T55"> </text:span><text:span text:style-name="T125">file an integer value called </text:span><text:span text:style-name="T20">minSdkVersion</text:span><text:span text:style-name="T55"> </text:span><text:span text:style-name="T56">which expresses the minimum api level required to run the </text:span><text:span text:style-name="T57">application </text:span><text:span text:style-name="T58">[17]</text:span><text:span text:style-name="T57">. </text:span><text:span text:style-name="T59">Developers, as a consequence, are not interested in making their apps compatible with an Android version which has just a 0.8% of market share. </text:span><text:span text:style-name="T60">This makes TRACEDROID compatibility rate decrease drastically.</text:span></text:p>
      <text:p text:style-name="P35"><text:span text:style-name="T60"><text:tab/></text:span><text:span text:style-name="T61">We, hence, decided to port the system to an higher Android version to increase the compatibility rate with applications to be dynamically analyzed. </text:span><text:span text:style-name="T62">We have chosen Android KitKat as the target version (Android 4.4, api level 19) for two main reasons. The first one is that this version </text:span><text:span text:style-name="T64">is the last one that </text:span><text:span text:style-name="T62">still uses the Dalvik Virtual Machine as the default runtime environment. </text:span><text:span text:style-name="T63">In KitKat the VM is now implemented in C++ instead of C but the file structure and the functions provided are similar, making the porting process smoother. </text:span><text:span text:style-name="T64">The second reason is that </text:span><text:span text:style-name="T65">the market share of this platform is a high </text:span><text:soft-page-break/><text:span text:style-name="T65">18.1% and it </text:span><text:span text:style-name="T66">is</text:span><text:span text:style-name="T65"> the third most used android version. </text:span><text:span text:style-name="T67">Developers, being aware of the data, are interested in supporting this major version and hence most applications will have at least version 19 or lower as <text:s/></text:span><text:span text:style-name="T20">minSdkVersion</text:span><text:span text:style-name="T55"> </text:span><text:span text:style-name="T67">in their manifest file.</text:span></text:p>
      <text:p text:style-name="P35"/>
      <text:h text:style-name="P78" text:outline-level="3"><text:span text:style-name="T68">Porting</text:span><text:span text:style-name="T41"> tools</text:span></text:h>
      <text:p text:style-name="P36">The first step into porting TRACEDROID was to setup a build environment to download the Android source tree from Google git repositories and to compile it to obtain a default system image. <text:span text:style-name="T126">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source checking and successfully compiled it after solving the dependencies issues causing compilation errors. The technical details regarding the dependencies have been installed in the docker for compiling both Gingerbread and KitKat can be found in the Github repository of the project [15].</text:span></text:p>
      <text:p text:style-name="P37"><text:tab/><text:span text:style-name="T127">We needed to install also the Android SDK tools to be able to emulate an Android system image. We performed this by installing Android studio and the required dependencies in our client Linux machine, in the specific “debian 3.16.0-4-amd64” [20]. The SDK tools allow us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3"/>
      <text:h text:style-name="P79" text:outline-level="3">Porting workflow</text:h>
      <text:p text:style-name="P38">TRACEDROID [1] performs the tracing by modifying the behavior of the virtual machine containing the application that we want to analyze dynamically. <text:span text:style-name="T128">The changes, hence, involve the files under the </text:span><text:span text:style-name="T21">dalvik/vm/</text:span><text:span text:style-name="T128"> folder in the Android source code. The first stage in the porting process was to understand the difference between the original TRACEDROID </text:span><text:span text:style-name="T21">dalvik/vm/</text:span><text:span text:style-name="T128"> files and the original ones of Android 2.3.4, the Android version on which it is based. We used the diff command recursively between the two folders to keep track of all the differences at the source code level. </text:span></text:p>
      <text:p text:style-name="P39"><text:tab/>The second stage was to port the changes step by step to the <text:span text:style-name="T14">dalvik/vm/</text:span> source files of Android 4.4. <text:span text:style-name="T129">The modifications were ported together with the addition of debugging messages to the Android logs via the ALOGD macro. After performing every step in the porting process we pushed the implemented files to the docker image responsible of building the sources. We compiled the dalvik/vm/ module with the </text:span><text:span text:style-name="T22">mm</text:span><text:span text:style-name="T129"> <text:s/>utility and then linked it to the other modules with a </text:span><text:span text:style-name="T22">make</text:span><text:span text:style-name="T129"> at the root of the Android source tree. After the compilation was terminated we pulled the </text:span><text:span text:style-name="T69">generated system image from the container and we emulated it. We started </text:span><text:span text:style-name="T70">some activities to trigger TRACEDROID and analyzed the logs after it was terminated. </text:span><text:span text:style-name="T71">In the case there were no compile or runtime errors and the system was </text:span><text:soft-page-break/><text:span text:style-name="T71">behaving as expecting the next modifications could be applied otherwise we rolled back to the applied changes and performed bug tracking and bug fixing. </text:span><text:span text:style-name="T72">The diagram showing the workflow of the porting process can be seen in figure 4.1.</text:span></text:p>
      <text:p text:style-name="P39"/>
      <text:h text:style-name="P80" text:outline-level="3">Porting steps</text:h>
      <text:p text:style-name="P40"><text:span text:style-name="T41">We explain in this section the incremental steps taken to perform the porting process. </text:span><text:span text:style-name="T73">We describe them in a chronological order as follows:</text:span></text:p>
      <text:list xml:id="list286868474077539423" text:style-name="L5">
        <text:list-item>
          <text:p text:style-name="P54"><text:span text:style-name="T41">Enabling tracing for a specified app: </text:span><text:span text:style-name="T74">we added to the file </text:span><text:span text:style-name="T23">Globals.h</text:span><text:span text:style-name="T74"> the variables to deal with the common interface to specify which app to track by adding the uid file containing the uid of the application we want to analyze dynamically. </text:span><text:span text:style-name="T75">We modified the </text:span><text:span text:style-name="T24">Init.cpp</text:span><text:span text:style-name="T75"> file to implement the functionality of reading the /sdcard/uid file and start the tracing in the case that an app with that uid is launched. </text:span></text:p>
        </text:list-item>
        <text:list-item>
          <text:p text:style-name="P55"><text:span text:style-name="T75">E</text:span><text:span text:style-name="T41">ntering method, exiting method and exception throwing analysis: </text:span><text:span text:style-name="T25">dvmMethodTraceAdd()</text:span><text:span text:style-name="T76"> is the method in </text:span><text:span text:style-name="T25">Profile.cpp</text:span><text:span text:style-name="T76"> responsible for intercepting the calls to enter or exit a method and also the thrown exceptions. </text:span><text:span text:style-name="T77">Every time this method is called the action integer-type parameter holds one of the three values, specified by three different macros, specifying what kind of call we are </text:span><text:span text:style-name="T78">catching.</text:span><text:span text:style-name="T77"> </text:span><text:span text:style-name="T79">In this step we added to </text:span><text:span text:style-name="T27">Profile.cpp</text:span><text:span text:style-name="T79"> the code to analyze this value and depending on that to call a method to handle the case. </text:span><text:span text:style-name="T80">The three methods to work with the three different </text:span><text:span text:style-name="T81">possibilities</text:span><text:span text:style-name="T80"> were also added, namely </text:span><text:span text:style-name="T26">handle_method</text:span><text:span text:style-name="T80">, </text:span><text:span text:style-name="T26">handle_return</text:span><text:span text:style-name="T80"> and </text:span><text:span text:style-name="T26">handle_throws</text:span><text:span text:style-name="T80">. </text:span></text:p>
        </text:list-item>
        <text:list-item>
          <text:p text:style-name="P57"><text:span text:style-name="T80">G</text:span><text:span text:style-name="T41">etting method indentation and timestamps: </text:span><text:span text:style-name="T82">in this phase we added the integer-type depth variable to the </text:span><text:span text:style-name="T28">Thread.h</text:span><text:span text:style-name="T82"> header to hold the indentation level. This value is increased before calling </text:span><text:span text:style-name="T28">handle_method</text:span><text:span text:style-name="T82"> and decreased before calling either </text:span><text:span text:style-name="T28">handle_return</text:span><text:span text:style-name="T82"> or </text:span><text:span text:style-name="T28">handle_throws</text:span><text:span text:style-name="T82">. </text:span><text:span text:style-name="T83">The </text:span><text:span text:style-name="T29">getWhitespace()</text:span><text:span text:style-name="T83"> method was then ported and the calls to this method added in the three handle ones in order to print correctly the indentation level and the timestamps of each method entered, or returned or an exception thrown.</text:span></text:p>
        </text:list-item>
        <text:list-item>
          <text:p text:style-name="P58"><text:span text:style-name="T83">A</text:span><text:span text:style-name="T41">dding more information regarding method calls: </text:span><text:span text:style-name="T84">the functions to get the called method modifiers calculated by </text:span><text:span text:style-name="T30">getModifiers()</text:span><text:span text:style-name="T84">, the return type and the class descriptor, both computed by </text:span><text:span text:style-name="T30">convertDescriptor()</text:span><text:span text:style-name="T84">, </text:span><text:span text:style-name="T85">were ported at this stage. </text:span><text:span text:style-name="T86">The calls to these function were added to </text:span><text:span text:style-name="T31">handle_method</text:span><text:span text:style-name="T86">.</text:span></text:p>
        </text:list-item>
        <text:list-item>
          <text:p text:style-name="P59"><text:span text:style-name="T86">R</text:span><text:span text:style-name="T41">etrieving parameters types and values: </text:span><text:span text:style-name="T92">f</text:span><text:span text:style-name="T87">irst the </text:span><text:span text:style-name="T32">parameterToString()</text:span><text:span text:style-name="T87"> </text:span><text:span text:style-name="T89">method was</text:span><text:span text:style-name="T87"> ported to get a string representation of a parameter containing both its type and its value. Second the </text:span><text:span text:style-name="T32">getParameters()</text:span><text:span text:style-name="T87"> one that iteratively computes the string representations of all the parameters </text:span><text:span text:style-name="T88">by calling the previously described method</text:span><text:span text:style-name="T87"> and returns an array containing the string representations of all the parameters. </text:span><text:span text:style-name="T89">Last the </text:span><text:span text:style-name="T33">getParameterString()</text:span><text:span text:style-name="T89"> function is implemented. It gives a string representation of the array computed by </text:span><text:span text:style-name="T33">getParameters()</text:span><text:span text:style-name="T89">. </text:span><text:span text:style-name="T90">The calls to these computational procedures were then added to </text:span><text:span text:style-name="T34">handle_method</text:span><text:span text:style-name="T90"> </text:span><text:span text:style-name="T91">with an additional check to call </text:span><text:soft-page-break/><text:span text:style-name="T91">them only in the case there are parameters to be computed.</text:span></text:p>
        </text:list-item>
        <text:list-item>
          <text:p text:style-name="P60"><text:span text:style-name="T41">Retrieving exceptions and return value: </text:span><text:span text:style-name="T93">to compute the string representation of a thrown exception or a returning value we first needed to modify the header declaration </text:span><text:span text:style-name="T95">(</text:span><text:span text:style-name="T36">Profile.h</text:span><text:span text:style-name="T95">) </text:span><text:span text:style-name="T93">regarding </text:span><text:span text:style-name="T35">dvmMethodTraceAdd()</text:span><text:span text:style-name="T93"> and the two macros responsible of calling this method in case of exception or returning method, respectively </text:span><text:span text:style-name="T35">TRACE_METHOD_UNROLL</text:span><text:span text:style-name="T93"> and </text:span><text:span text:style-name="T35">TRACE_METHOD_EXIT</text:span><text:span text:style-name="T93">. </text:span><text:span text:style-name="T94">The modification was implemented by adding an extra value to hold either the thrown exception or the returning value. </text:span><text:span text:style-name="T96">The</text:span><text:span text:style-name="T95"> new parameter was also added to </text:span><text:span text:style-name="T36">handle_return</text:span><text:span text:style-name="T95"> and </text:span><text:span text:style-name="T36">handle_throws</text:span><text:span text:style-name="T95">. </text:span><text:span text:style-name="T97">The returning value or the exception risen were added in the files were the macros to unroll or exit a method were present. </text:span><text:span text:style-name="T98">We added, as a last step, in handle_return and handle_throws respectively </text:span><text:span text:style-name="T37">parameterToString()</text:span><text:span text:style-name="T98"> and </text:span><text:span text:style-name="T37">convertDescriptor()</text:span><text:span text:style-name="T98"> functions to get a string representation of the returning value and the exception.</text:span></text:p>
        </text:list-item>
        <text:list-item>
          <text:p text:style-name="P61"><text:span text:style-name="T98">P</text:span><text:span text:style-name="T41">rinting the traces to </text:span><text:span text:style-name="T14">/sdcard/</text:span><text:span text:style-name="T41"> : </text:span><text:span text:style-name="T99">First the file pointer to the printing file </text:span><text:span text:style-name="T102">and the lock to perform the writing</text:span><text:span text:style-name="T99"> </text:span><text:span text:style-name="T102">were</text:span><text:span text:style-name="T99"> </text:span><text:span text:style-name="T100">added</text:span><text:span text:style-name="T99"> under </text:span><text:span text:style-name="T38">Thread.h</text:span><text:span text:style-name="T99">. </text:span><text:span text:style-name="T101">The </text:span><text:span text:style-name="T39">prep_log()</text:span><text:span text:style-name="T101"> function was implemented in </text:span><text:span text:style-name="T39">Profile.cpp</text:span><text:span text:style-name="T101"> in order to </text:span><text:span text:style-name="T103">create</text:span><text:span text:style-name="T101"> the traces in files that follows the format </text:span><text:span text:style-name="T39">dump.ProcesID.ThreadID.</text:span><text:span text:style-name="T101"> </text:span><text:span text:style-name="T103">The</text:span><text:span text:style-name="T39"> </text:span><text:span text:style-name="T40">ALOGD_TRACE </text:span><text:span text:style-name="T103">macro was declared in the </text:span><text:span text:style-name="T40">Profile.h</text:span><text:span text:style-name="T103"> header to actually print the retrieved values to dump files. </text:span><text:span text:style-name="T104">The last step was to add this macro to the three handle methods functions to print the values calculated by the previously ported functions. </text:span></text:p>
        </text:list-item>
      </text:list>
      <text:p text:style-name="P33"/>
      <text:p text:style-name="P32"/>
      <text:h text:style-name="Heading_20_2" text:outline-level="2">Limitations of the porting: what has been ported and what not</text:h>
      <text:list xml:id="list7136689309090207263" text:style-name="L6">
        <text:list-item>
          <text:p text:style-name="P56">Table with all the methods ported and what not <text:span text:style-name="T122">(known bugs)</text:span>.</text:p>
        </text:list-item>
        <text:list-item>
          <text:p text:style-name="P56">Explanations of the methods and features (like the filtering for wanted sour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7T18:57:22.149124287</dc:date>
    <dc:creator>dimitri </dc:creator>
    <meta:editing-duration>PT18H12M57S</meta:editing-duration>
    <meta:editing-cycles>402</meta:editing-cycles>
    <meta:document-statistic meta:table-count="0" meta:image-count="0" meta:object-count="0" meta:page-count="11" meta:paragraph-count="84" meta:word-count="4107" meta:character-count="25108" meta:non-whitespace-character-count="21077"/>
  </office:meta>
</office:document-meta>
</file>